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Kokila" svg:font-family="Kokila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Kokila" officeooo:rsid="0013789c" officeooo:paragraph-rsid="0013789c"/>
    </style:style>
    <style:style style:name="T1" style:family="text">
      <style:text-properties style:font-name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मद्भगवद्गाता यथारूप<text:line-break/>अध्याय १<text:line-break/>महाभारत में वर्णित धृतराष्ट्र तथा संजय की वार्ताएं इस महान दर्शन के मूल सिद्धान्त<text:line-break/>का कार्य करती हैं। माना जाता है कि इस दर्शन की प्रस्तुति कुरुक्षेत्र के युद्धस्थल में हुई,<text:line-break/>जो वैदिक युग से पवित्र तीर्थस्थल रहा है। इसका प्रवचन श्रीभगवान् द्वारा मानवजाति के<text:line-break/>पथ-प्रदर्शन हेतु तब किया गया जब वे इस लोक में स्वयं उपस्थित थे।<text:line-break/>धर्मक्षेत्र शब्द सार्थक है, क्योंकि कुरुक्षेत्र के युद्धस्थल में अर्जुन के पक्ष में<text:line-break/>श्रीभगवान् स्वयं उपस्थित थे। कौरवों का पिता धृतराष्ट्र अपने पुत्रों की विजय की<text:line-break/>सम्भावना के विषय में अत्यधिक संदिग्ध था। अत: इसी सन्देह के कारण उसने अपने<text:line-break/>सचिव से<text:line-break/>पूछा, "उन्होंने क्या किया?" वह आश्वस्त था कि उसके पुत्र तथा उसके छोटे<text:line-break/>भाई पाण्डु के पुत्र कुरुक्षेत्र की युद्धभूमि में निर्णयात्मक संग्राम के लिए एकत्र हुए हैं।<text:line-break/>फिर भी उसकी जिज्ञासा सार्थक है। वह नहीं चाहता था कि भाइयों में कोई समझौता<text:line-break/>हो, अत: वह युद्धभूमि में अपने पुत्रों की नियति (भाग्य, भावी) के विषय में आश्वस्त<text:line-break/>होना चाह रहा था। चूँकि इस युद्ध को कुरुक्षेत्र में लड़ा जाना था, जिसका उल्लेख वेदों<text:line-break/>में स्वर्ग के निवासियों के लिए भी तीर्थस्थल के रूप में हुआ है, अत: धृतराष्ट्र अत्यन्त<text:line-break/>भयभीत था कि इस पवित्र स्थल का युद्ध के परिणाम पर न जाने कैसा प्रभाव पड़े।<text:line-break/>उसे भलीभाँति ज्ञात था कि इसका प्रभाव अर्जुन तथा पाण्डु के अन्य पुत्रों पर अत्यन्त<text:line-break/>अनुकूल पड़ेगा क्योंकि स्वभाव से वे सभी पुण्यात्मा थे। संजय श्रील व्यासदेव का शिष्य<text:line-break/>था, अत: उनकी कृपा से संजय धृतराष्ट्र के कक्ष में बैठे-बैठे कुरुक्षेत्र के युद्धस्थल का<text:line-break/>दर्शन कर सकता था। इसीलिए धृतराष्ट्र ने उससे युद्धस्थल की स्थिति के विषय में पूछा।<text:line-break/>पाण्डव तथा धृतराष्ट्र के पुत्र, दोनों ही एक वंश से सम्बन्धित हैं, किन्तु यहाँ पर धृतराष्ट्र<text:line-break/>के वाक्य से उसके मनोभाव प्रकट होते हैं। उसने जान-बूझकर अपने पुत्रों को कुरु कहा<text:line-break/>और पाण्डु के पुत्रों को वंश के उत्तराधिकार से विलग कर दिया। इस तरह पाण्डु के पुत्रों<text:line-break/>अर्थात् अपने भतीजों के साथ धृतराष्ट्र की विशिष्ट मन:स्थिति समझी जा सकती है। जिस<text:line-break/>प्रकार धान के खेत से अवांछित पौधों को उखाड़ दिया जाता है, उसी प्रकार इस कथा के<text:line-break/>आरम्भ से ही ऐसी आशा की जाती है कि जहाँ धर्म के पिता श्रीकृष्ण उपस्थित हों वहाँ<text:line-break/>कुरुक्षेत्र रूपी खेत में दुर्योधन आदि धृतराष्ट्र के पुत्र-रूपी अवांछित पौधों को समूल नष्ट<text:line-break/>करके युधिष्ठिर आदि नितान्त धार्मिक पुरुषों की स्थापना की जाएगी। यहाँ धर्मक्षेत्रे तथा<text:line-break/>कुरुक्षेत्रे शब्दों की, उनकी ऐतिहासिक तथा वैदिक महत्ता के अतिरिक्त, यही सार्थकता है।<text:line-break/>सञ्जय उवाच<text:line-break/>दृष्ट्वा तु पाण्डवानीकं व्यूढं दुर्योधनस्तदा ।<text:line-break/>आचार्यमुपसङ्गम्य राजा वचनमब्रवीत् ॥२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Kokila" svg:font-family="Kokila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3S</meta:editing-duration>
    <meta:editing-cycles>3</meta:editing-cycles>
    <meta:generator>LibreOffice/5.3.1.2$Windows_X86_64 LibreOffice_project/e80a0e0fd1875e1696614d24c32df0f95f03deb2</meta:generator>
    <dc:date>2021-05-21T02:33:41.301000000</dc:date>
    <meta:document-statistic meta:table-count="0" meta:image-count="0" meta:object-count="0" meta:page-count="1" meta:paragraph-count="1" meta:word-count="417" meta:character-count="1417" meta:non-whitespace-character-count="1001"/>
    <meta:user-defined meta:name="Info 1"/>
    <meta:user-defined meta:name="Info 2"/>
    <meta:user-defined meta:name="Info 3"/>
    <meta:user-defined meta:name="Info 4"/>
  </office:meta>
</office:document-meta>
</file>